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center" style:justify-single-word="false" fo:break-before="page"/>
      <style:text-properties fo:font-size="15pt" style:font-size-asian="15pt" style:font-size-complex="15pt"/>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background-color="#ffffff">
        <style:background-image/>
      </style:paragraph-properties>
      <style:text-properties fo:font-size="12pt" style:font-size-asian="12pt" style:font-size-complex="12pt"/>
    </style:style>
    <style:style style:name="P13"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4"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3"/>
      <text:p text:style-name="P6">Installing kmotion</text:p>
      <text:p text:style-name="P3"/>
      <text:p text:style-name="P3"/>
      <text:p text:style-name="P3"/>
      <text:p text:style-name="P3">Howto install kmotion</text:p>
      <text:p text:style-name="P9">Installing kmotion</text:p>
      <text:p text:style-name="P5"/>
      <text:p text:style-name="P2">Server requirements <text:s/>...</text:p>
      <text:p text:style-name="P13"/>
      <text:p text:style-name="P13">kmotion has been developed and tested on ubuntu 7.10. Although kmotion has modest requirement your mileage may vary on different distros. Here is a summary of the key server requirements.</text:p>
      <text:p text:style-name="P13"/>
      <text:p text:style-name="P13">Motion <text:tab/><text:tab/><text:tab/>v3.2.3</text:p>
      <text:p text:style-name="P13">Apache2 <text:tab/><text:tab/><text:tab/>v2.2.4</text:p>
      <text:p text:style-name="P13">Libapache2-mod-php5<text:tab/>v5.2.3</text:p>
      <text:p text:style-name="P13"/>
      <text:p text:style-name="P13">Disk space<text:tab/><text:tab/><text:tab/>min 5 GB</text:p>
      <text:p text:style-name="P13"/>
      <text:p text:style-name="P13">The amount of disk space that kmotion uses can be adjusted. See the FAQ</text:p>
      <text:p text:style-name="P13"/>
      <text:p text:style-name="P2">Using the automated install script <text:s/>...</text:p>
      <text:p text:style-name="P13"/>
      <text:p text:style-name="P13">Download the tarball and unzip it. Decide where you want the kmotion directory to live and move it there. kmotion can be installed almost anywhere but $HOME is as good as any.</text:p>
      <text:p text:style-name="P14"/>
      <text:p text:style-name="P14">cd kmotion</text:p>
      <text:p text:style-name="P14">sudo ./install.py</text:p>
      <text:p text:style-name="P14">.....</text:p>
      <text:p text:style-name="P14">&lt;press enter to start the install&gt;</text:p>
      <text:p text:style-name="P14">.....</text:p>
      <text:p text:style-name="P13"/>
      <text:p text:style-name="P13">And with any luck kmotion has installed. If everything is showing green [OK]'s goto the 'configuring kmotion' section.</text:p>
      <text:p text:style-name="P13"/>
      <text:p text:style-name="P2">Manually installing ...</text:p>
      <text:p text:style-name="P13"/>
      <text:p text:style-name="P13">So you want do do it the hard way huh ?</text:p>
      <text:p text:style-name="P13"/>
      <text:p text:style-name="P13">Download the tarball and unzip it. Decide where you want the kmotion directory to live and move it there. kmotion can be installed almost anywhere but $HOME is as good as any.</text:p>
      <text:p text:style-name="P14"/>
      <text:p text:style-name="P14">cd kmotion/daemons</text:p>
      <text:p text:style-name="P14">./install_int.py</text:p>
      <text:p text:style-name="P14">lpr daemon.rc</text:p>
      <text:p text:style-name="P14"/>
      <text:p text:style-name="P13">'install_int.py' sets the correct paths for the internal directories, generates a 'kmotion_vhost' file with the correct paths and generates 'kmotion' and 'kmotion_restart' with the correct paths. If you can print the daemons.rc it will be usefull for later reference.</text:p>
      <text:p text:style-name="P14"/>
      <text:p text:style-name="P14">sudo apt-get install libapache2-mod-php5 apache2 motion ntp screen</text:p>
      <text:p text:style-name="P13"/>
      <text:p text:style-name="P13">Although ntp and screen are not strictly neccesary if you are using a headless server they are a must.</text:p>
      <text:p text:style-name="P13"/>
      <text:p text:style-name="P14">sudo ln -s &lt;apache2_config_dir from daemon.rc&gt;/kmotion_vhost <text:s/>/etc/apache2/sites-enabled</text:p>
      <text:p text:style-name="P14">sudo /etc/init.d/apache2 restart</text:p>
      <text:p text:style-name="P13"/>
      <text:p text:style-name="P13">Link 'kmotion_vhost' to apache2 and restart apache2.</text:p>
      <text:p text:style-name="P13"><text:soft-page-break/></text:p>
      <text:p text:style-name="P14">sudo mv kmotion /usr/bin/</text:p>
      <text:p text:style-name="P14">sudo mv kmotion_restart /usr/bin</text:p>
      <text:p text:style-name="P13"/>
      <text:p text:style-name="P13">'kmotion' and 'kmotion_restart' are 'bin' files that have the correct paths to access the kmotion daemons. They were generated by 'install_int.py'.</text:p>
      <text:p text:style-name="P14"/>
      <text:p text:style-name="P14">sudo vi /etc/rc.local</text:p>
      <text:p text:style-name="P13"/>
      <text:p text:style-name="P13">Add the line 'sudo -u &lt;your loggon name&gt; kmotion &amp;' to the line above 'exit 0' in '/etc/rc.local'. This starts kmotion on a reboot.</text:p>
      <text:p text:style-name="P14"/>
      <text:p text:style-name="P14">sudo vi /etc/hosts</text:p>
      <text:p text:style-name="P13"/>
      <text:p text:style-name="P13">Add the line '127.0.0.1<text:tab/>kmotion' as the first line of the file. This allows '<text:a xlink:type="simple" xlink:href="http://kmotion/">http://kmotion</text:a>' to be routed through to apache2's 'kmotion_vhost'.</text:p>
      <text:p text:style-name="P13"/>
      <text:p text:style-name="P13">And with any luck kmotion has been installed. If everything went smoothly goto the 'configuring kmotion' section.</text:p>
      <text:p text:style-name="P13"/>
      <text:p text:style-name="P13"/>
      <text:p text:style-name="P13"/>
      <text:p text:style-name="P13"/>
      <text:p text:style-name="P13"/>
      <text:p text:style-name="P13"/>
      <text:p text:style-name="P7"/>
      <text:p text:style-name="P3"/>
      <text:p text:style-name="P3"/>
      <text:p text:style-name="P3"/>
      <text:p text:style-name="P3"/>
      <text:p text:style-name="P3"/>
      <text:p text:style-name="P3"/>
      <text:p text:style-name="P3"/>
      <text:p text:style-name="P6">Configuring</text:p>
      <text:p text:style-name="P6">kmotion</text:p>
      <text:p text:style-name="P3"/>
      <text:p text:style-name="P3"/>
      <text:p text:style-name="P3"/>
      <text:p text:style-name="P3">How to setup motion.conf for kmotion</text:p>
      <text:p text:style-name="P9">Configuring kmotion</text:p>
      <text:p text:style-name="P5"/>
      <text:p text:style-name="P5">kmotion uses the same configuration file as motion ie 'motion.conf'. <text:s/>95% of all configuration for kmotion is the same as motion with a few exceptions.</text:p>
      <text:p text:style-name="P5"/>
      <text:p text:style-name="P12">In order for kmotion to display live jpegs from motion and offer event playback motion has to be configured in a certain way. <text:s/></text:p>
      <text:p text:style-name="P12"/>
      <text:p text:style-name="P12">(1)<text:tab/>Firstly motion.conf must be configured in thread mode even if you only have one camera. <text:s/></text:p>
      <text:p text:style-name="P12"/>
      <text:p text:style-name="P12">(2)<text:tab/>Secondly kmotion has to override five motion.conf options. Namely: jpeg_filename, <text:tab/>snapshot_filename, on_event_start, on_event_end, in_picture_save and target_dir.</text:p>
      <text:p text:style-name="P12"/>
      <text:p text:style-name="P12">(3)<text:tab/>Last an extra option. <text:s/>To get kmotion to display the cameras description in the top LHS use <text:tab/>the kmotion option '#ktext &lt;text&gt;' inside 'motion.conf' or its threads. <text:s/>So if camera 3 is of a <text:tab/>garage, in thread 3 you would add the line:</text:p>
      <text:p text:style-name="P12"/>
      <text:p text:style-name="P12"><text:tab/><text:span text:style-name="T1">#ktext messy garage</text:span></text:p>
      <text:p text:style-name="P12"/>
      <text:p text:style-name="P12">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2"/>
      <text:p text:style-name="P12">When done do not start motion just type 'kmotion'. If you change 'motion.conf' type 'kmotion_restart' to get kmotion to reconfigure.</text:p>
      <text:p text:style-name="P12"/>
      <text:p text:style-name="P12">Finaly point your browser (hopefully firefox) to '<text:a xlink:type="simple" xlink:href="http://kmotion/">http://kmotion</text:a>', the default username is 'kmotion' the default password is 'kmotion' and have fun !</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3"/>
      <text:p text:style-name="P3"/>
      <text:p text:style-name="P3"/>
      <text:p text:style-name="P3"/>
      <text:p text:style-name="P3"/>
      <text:p text:style-name="P3"/>
      <text:p text:style-name="P3"/>
      <text:p text:style-name="P6">FAQ</text:p>
      <text:p text:style-name="P3"/>
      <text:p text:style-name="P3"/>
      <text:p text:style-name="P3"/>
      <text:p text:style-name="P3">Frequently asked Questions.</text:p>
      <text:p text:style-name="P9">FAQ</text:p>
      <text:p text:style-name="Standard"/>
      <text:p text:style-name="P1">'Its not working – are there any diagnostic tools ?'</text:p>
      <text:p text:style-name="Standard"/>
      <text:p text:style-name="Standard">cd to kmotion/daemons. Execute 'daemon_manual.py'. This gives you manual control and status information of the daemons.</text:p>
      <text:p text:style-name="Standard"/>
      <text:p text:style-name="Standard">Execute 'tail -f /var/log/messages' to get real time reporting from both kmotion and motion. To increase the verbosity of kmotion change the reporting level of the daemons as below.</text:p>
      <text:p text:style-name="Standard"/>
      <text:p text:style-name="P1">'How can I change the reporting level of the daemons ?'</text:p>
      <text:p text:style-name="Standard"/>
      <text:p text:style-name="Standard">cd kmotion/daemons and edit 'daemon.rc'. <text:s/>Look for the subsection '[debug]' and the option 'log_level = WARN'. <text:s/>Change this value to EMERG, ALERT, CRIT, ERR, WARNING, NOTICE, INFO or DEBUG. <text:s/>Then manually kill all kmotion processes and restart with 'kmotion' (or just reboot). <text:s/>Live logging can be seen by executing 'tail -f /var/log/messages'</text:p>
      <text:p text:style-name="Standard"/>
      <text:p text:style-name="Standard"/>
      <text:p text:style-name="P1">'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text:p>
      <text:p text:style-name="Standard"/>
      <text:p text:style-name="P1">'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start'</text:p>
      <text:p text:style-name="Standard"/>
      <text:p text:style-name="P1">'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start' </text:p>
      <text:p text:style-name="Standard"/>
      <text:p text:style-name="P1">'What else can I change in daemon.rc ?'</text:p>
      <text:p text:style-name="Standard"/>
      <text:p text:style-name="Standard">Nothing !</text:p>
      <text:p text:style-name="Standard"/>
      <text:p text:style-name="P1">'How can I change the contents of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start' and finally restart apache by executing 'sudo /etc/init.d/apache2 restart'.</text:p>
      <text:p text:style-name="Standard"/>
      <text:p text:style-name="P1">'What is in the misc_config directory ?'</text:p>
      <text:p text:style-name="Standard"><text:soft-page-break/></text:p>
      <text:p text:style-name="Standard">The 'misc_config' directory contains configs and files generated and used by kmotion. <text:s/>Do not change anything in this directory.</text:p>
      <text:p text:style-name="P5"/>
      <text:p text:style-name="P2">'Why are you not using plugin X to show video ?'</text:p>
      <text:p text:style-name="P12"/>
      <text:p text:style-name="P12">In order for kmotion to be viewable on any browser anywhere in the world it must rely on nothing more exotic than Javascript. <text:s/>Locked down cyber cafes will not let you execute a .jar file !</text:p>
      <text:p text:style-name="P12"/>
      <text:p text:style-name="P12">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5"/>
      <text:p text:style-name="P7"/>
      <text:p text:style-name="P3"/>
      <text:p text:style-name="P3"/>
      <text:p text:style-name="P3"/>
      <text:p text:style-name="P3"/>
      <text:p text:style-name="P3"/>
      <text:p text:style-name="P3"/>
      <text:p text:style-name="P3"/>
      <text:p text:style-name="P6">Developers</text:p>
      <text:p text:style-name="P6">Information</text:p>
      <text:p text:style-name="P3"/>
      <text:p text:style-name="P3"/>
      <text:p text:style-name="P3"/>
      <text:p text:style-name="P3">An overview of kmotions image database structure, python back end</text:p>
      <text:p text:style-name="P3"><text:s/>&amp; PHP/Javascript front end.</text:p>
      <text:p text:style-name="P9">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P4"/>
      <text:p text:style-name="P9">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text:soft-page-break/>error.</text:p>
      <text:p text:style-name="Standard"/>
      <text:p text:style-name="Standard">/var/log/mess ????????????????????????????????????????????</text:p>
      <text:p text:style-name="Standard"/>
      <text:p text:style-name="P10">The PHP/Javascript front end</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7T19:24:28</dc:date>
    <meta:editing-cycles>77</meta:editing-cycles>
    <meta:editing-duration>PT14H14M32S</meta:editing-duration>
    <meta:user-defined meta:name="Info 1"/>
    <meta:user-defined meta:name="Info 2"/>
    <meta:user-defined meta:name="Info 3"/>
    <meta:user-defined meta:name="Info 4"/>
    <meta:document-statistic meta:table-count="0" meta:image-count="0" meta:object-count="0" meta:page-count="13" meta:paragraph-count="120" meta:word-count="2236" meta:character-count="13630"/>
  </office:meta>
</office:document-meta>
</file>